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Heading_20_1" style:master-page-name="MP0">
      <style:paragraph-properties style:page-number="auto"/>
    </style:style>
    <style:style style:name="P5" style:family="paragraph" style:parent-style-name="Heading_20_1"/>
    <style:style style:name="P6" style:family="paragraph" style:parent-style-name="Heading_20_2">
      <style:paragraph-properties fo:break-before="page"/>
    </style:style>
    <style:style style:name="P7" style:family="paragraph" style:parent-style-name="Normal">
      <style:paragraph-properties fo:margin-left="0cm" fo:margin-right="0cm" fo:text-indent="0.635cm" style:auto-text-indent="false"/>
      <style:text-properties officeooo:paragraph-rsid="000d6cfa"/>
    </style:style>
    <style:style style:name="P8" style:family="paragraph" style:parent-style-name="Normal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d6c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bookmark0"/>CALENI DE PVRGANTIVM MEDICA.<text:bookmark-end text:name="bookmark0"/></text:h>
      <text:h text:style-name="Heading_20_1" text:outline-level="1">MENTORVM FACULTATE.</text:h>
      <text:h text:style-name="Heading_20_2" text:outline-level="2">Cap. 1. </text:h>
      <text:p text:style-name="P7"><text:span text:style-name="T2">E</text:span>adem de causa medici vetustissimi pravas<text:line-break/>opiniones irreprehensas omisisse videntur, qua graVillima<text:line-break/>etiam delicta antiquissimi legumlatores inulta reliquerunt.<text:line-break/>Quum enim eo tempore moderatior esset hominum malitia,<text:line-break/>ut qui neque maxima crimina perpetrare aggrediebantur,<text:line-break/>neque manifestissimis impudenter contradicere, quomodo<text:line-break/>aliquis punitionem iis quae nondum admista erant prae-<text:line-break/>scriberet, vel redargueret ea quae nemo prorsus dixerit <text:span text:style-name="Default_20_Paragraph_20_Font"><text:span text:style-name="T1">l<text:line-break/></text:span></text:span>At quia temporis spatio eo crevit hominum malitia, ut nihil</text:p>
      <text:p text:style-name="P3">non aut facere aut dicere ausi sint, legum conditores multas<text:line-break/>ac novas suppliciorum formas adversus sceleratos adiuvo-<text:line-break/>niunt; veritatis autem studiosi varias contra sophistas repre-<text:line-break/>hensionum . species excogitant. Quod nunc etiam nos in<text:line-break/>prae<text:span text:style-name="Default_20_Paragraph_20_Font"><text:span text:style-name="T1">s</text:span></text:span>entia facturi ridemur, eos qui medicamentorum pur-<text:line-break/>gentium facultatem attractricem humorum, quos evacuant, e<text:line-break/>medio tollunt, commutatricem vero quandam omnium ex<text:line-break/>aequo ad ipsa prope accedentium habere dicunt , reprehen-<text:line-break/>tes. Adversus quam opinionem Hippocrates nihil prodidit.<text:line-break/>Nondum enim vel Asclepiades illius tempore vixerat, qui<text:line-break/>manifestis impudenter refragatus est, et. seu praemium ali-.<text:line-break/>quod contra veritatem reportaturus; vel Erafistratus, qui<text:line-break/>cum pudore aliquo totam illam summam, quae de medica.<text:line-break/>mentis purgantibus manifesto existit, subvertere tentavit,<text:line-break/>Etenim efficacissimam familiarissimamque naturae facultatem<text:line-break/>attractricem in nullo ipsius commentario Erafistratus coguo-<text:line-break/>vit, sed consequentia potius ad id quod evacuatur ipsius<text:line-break/>loco utitur. At familiarium. attractricis facultatis pars est</text:p>
      <text:p text:style-name="P3">ea, quae in purgantibus medicamentis continetur ; quetnad-<text:line-break/>modum etiam illa , qua bilis et urina secernitur , aliaqde<text:line-break/>multa; quae in fecunda animalium valetudine a natura ob-<text:line-break/>euntur, et in morborum curationibus morbisque ipsis. tum<text:line-break/>a medicis tum -ah ipsa maxime natura perficiuntur. Quo-<text:line-break/>niam igitur Hippocrates nihil dixit adversus eos, qui ex re-<text:line-break/><text:span text:style-name="Default_20_Paragraph_20_Font"><text:span text:style-name="T1">i</text:span></text:span>rum natura attractionem tollunt, eo quod neque tam- auda-<text:line-break/>cem patronum oratio tunc habebat, quales multi post eum<text:line-break/>extiterunt, aequum fuerit pro veritate IIippocratis loco nos<text:line-break/>certamen suscipere. Ac primum sane qualenam dicant ad-<text:line-break/>monere viros oportet, deinde non - recte ipfos dicentes<text:line-break/>ostendere. Sententia informo ejusmodi esu Purgans me-<text:line-break/>dicamentum quemcunque humorem contigerit, hune in pro-<text:line-break/>prlam ipsius speciem immutat; bilem quidem flavam essi-<text:line-break/>ciens, id cholagogon appellant; quemadmodum et pituitam,<text:line-break/>quod phlegmagogum dicitur; aquosam vero quandam natu-<text:line-break/>ratu efficiens, quod nominant hydragogum ; aliud fune<text:line-break/>atram bilem reddens., quemcunque attigerit humorem. lu</text:p>
      <text:p text:style-name="P3">summa, omnium humorum, qui in venis .sunt, mutatio alte-<text:line-break/>ratioque est, non unius ipsorum vacuasse , quae appellatur<text:line-break/>purgatio. Sic horum sententia habet. Sed age; si placet,<text:line-break/>dicamus jam ad ipsos, sive bilem ducens, sive pituitam,<text:line-break/>sive atram bilem, sive scrofam humiditatem, aliquis medi-<text:line-break/>camentum assumpserit, universos ex venis humores vacuari,<text:line-break/>Atqui hac ratione sola purgatio ab ejusmodi medicamento<text:line-break/>petita differt a sanguinis evacuatione per venae sectionem,<text:line-break/>quod in hac ille qualis prius erat excernitur; in purgatio-<text:line-break/>nibus autem asseratur, non colore tantum, sed etiam con-<text:line-break/>sistenti<text:span text:style-name="Default_20_Paragraph_20_Font"><text:span text:style-name="T1">s.</text:span></text:span> Quod enim aquosa ducit, liquida et tenuia omnia<text:line-break/>quae in venis sunt efficit, etiamsi antea fuerint crassissima;<text:line-break/>quod autem atram bilem educit, e contrario omnia crassa<text:line-break/>firmaque, etiamsi antea fuissent liquidissima. Proinde nobis<text:line-break/>venae <text:span text:style-name="Default_20_Paragraph_20_Font"><text:span text:style-name="T1">s</text:span></text:span>ectionis purgationisque fecundum alios sane quosdam<text:line-break/>fcopos delectus erit; fecundum ipsam vero eorum, quae<text:line-break/>evacuantur, speciem non erit. Sed qui alii scopi existunt?</text:p>
      <text:p text:style-name="P3">Multi quidem ad sanguinis missi<text:span text:style-name="Default_20_Paragraph_20_Font"><text:span text:style-name="T1">o</text:span></text:span>nem alnis promptio<text:span text:style-name="Default_20_Paragraph_20_Font"><text:span text:style-name="T1">r</text:span></text:span>es exi-<text:line-break/>ftunt; nonnulli vero ad purgati<text:span text:style-name="Default_20_Paragraph_20_Font"><text:span text:style-name="T1">o</text:span></text:span>nem, sicut etiam alii quid-<text:line-break/>vis citius patientur quam venae lectionem. Nunnulli vero<text:line-break/>aliquam corporis partem potius praecidi sibi sustinent. quam<text:line-break/>medicamentum scibant. Quin etiam aliquibus st<text:span text:style-name="Default_20_Paragraph_20_Font"><text:span text:style-name="T1">o</text:span></text:span>machus a<text:line-break/>medicamentis purgantibus subvertitu<text:span text:style-name="Default_20_Paragraph_20_Font"><text:span text:style-name="T1">r</text:span></text:span>: alii citra molestiam<text:line-break/>assumu<text:span text:style-name="Default_20_Paragraph_20_Font"><text:span text:style-name="T1">n</text:span></text:span>t. Ex hujusmodi itaque scopis aliis venam fecabi-<text:line-break/>mus, aliis purgans medicamentum exhibebimus; non illis<text:line-break/>auscultantes opinionibus, quibus Asclepiadae sanguinis misi-<text:line-break/>stonem aequaliter omnes in venis humores evacuare puta-<text:line-break/>bant; purgationem ver<text:span text:style-name="Default_20_Paragraph_20_Font"><text:span text:style-name="T1">o</text:span></text:span> non aeque,. <text:span text:style-name="Default_20_Paragraph_20_Font"><text:span text:style-name="T1">t</text:span></text:span>est unum aliquem,<text:line-break/>eumque s<text:span text:style-name="Default_20_Paragraph_20_Font"><text:span text:style-name="T1">o</text:span></text:span>lum cuicunque educendo efficax medicamentum<text:line-break/>esse dicatu<text:span text:style-name="Default_20_Paragraph_20_Font"><text:span text:style-name="T1">r. </text:span></text:span>Quare et sanguinem . ab hujusmodi medica-<text:line-break/>mentis purgari, non evacuati, ut in venae sectione tradunt.<text:line-break/>Haec vestras hypotheses sequuntur, velitis nolitis.</text:p>
      <text:h text:style-name="Heading_20_2" text:outline-level="2">Cap. II. </text:h>
      <text:p text:style-name="P7">Commemorabo autem ipsarum capita. <text:span text:style-name="Default_20_Paragraph_20_Font"><text:span text:style-name="T1">sit</text:span></text:span>ule-<text:line-break/>piadum sententia omnium qui in venis funi humorum<text:line-break/>aequalis vacuasse per sanguinis missionem est ; in purgatio-</text:p>
      <text:p text:style-name="P3">nileus autem non aequalis , fed aliorum detractio , ut fanguis<text:line-break/>purus evadat. Erasistrateorum Iudicio omnium ex aequo<text:line-break/>par est, ut in sanguinis missione, ita etiam in purgationi-<text:line-break/>bus vacuatur; quas neque purgationes revera, fed evacua-<text:line-break/>tiones una eum corruptione et alteratione eorum quae<text:line-break/>evacuantur esse dictitant. Itaque sophistae, tum qui modice<text:line-break/>tum qui extreme impudentes sunt, ad certamen venientes<text:line-break/>pugnent tanquam in stadio mecum non verbis neque nu-<text:line-break/>gis longis; fed ipsis operibus. Ad quae in hac urbe popu-<text:line-break/>losissima provoco, quum quotidie inea mille inveniri possint,<text:line-break/>qui arquato laborent, mille qui hydrope. Sufficit enim<text:line-break/>mihi de sus primum sermonem instituere. Ducatur ali-<text:line-break/>quis horum ad me, qui citra febrem totum corpus amara bile .<text:line-break/>refertum habeat, videatque quomodo, postquam diebus aliquot<text:line-break/>hominem praeparaverim, ubi jam tempus esse videatur dato<text:line-break/>aliquo medicamento, quod per avum bilem ducat, ad na-<text:line-break/>foralem habitum hujusmodi purgatione hominem reducam,<text:line-break/>nihil prurfus adhuc de corpore sollicitus.. Atqui id nos non</text:p>
      <text:p text:style-name="P3">semel aut bis, sed admodum ostendimus saepe scmimalis istis<text:line-break/>ac mult<text:span text:style-name="Default_20_Paragraph_20_Font"><text:span text:style-name="T1">o</text:span></text:span>s in meli<text:span text:style-name="Default_20_Paragraph_20_Font"><text:span text:style-name="T1">o</text:span></text:span>rem sententiam perduximus. Non tamen<text:line-break/>fophistis hujus gratia, o sophista, fidem te vellem accomodare<text:line-break/>testimoniis, fed te ipsum cum voles intueri; arquat<text:span text:style-name="Default_20_Paragraph_20_Font"><text:span text:style-name="T1">o</text:span></text:span> laboran-<text:line-break/>tem ex una pu<text:span text:style-name="Default_20_Paragraph_20_Font"><text:span text:style-name="T1">r</text:span></text:span>gatione naturalem colorem recipere. Quum<text:line-break/>itaque id fieri videas, o generasse, audesne in medio censi-<text:line-break/>flens, voce clara praeconis instar ela<text:span text:style-name="Default_20_Paragraph_20_Font"><text:span text:style-name="T1">t</text:span></text:span>a lo<text:span text:style-name="Default_20_Paragraph_20_Font"><text:span text:style-name="T1">n</text:span></text:span>gum sermonem<text:line-break/>producere , qualem saepe discipulis loqueris , nempe unum-<text:line-break/>quodque purgans non familiare , fed id quod in venis conti-<text:line-break/>netu<text:span text:style-name="Default_20_Paragraph_20_Font"><text:span text:style-name="T1">r</text:span></text:span> totum, qualecunque fuerit mutare, ad quod medica-<text:line-break/>menti facultas id alterare natura p o testi Atque nunc ille<text:line-break/>qui arquatum curavit, non quia humor fit evacuatus , fed<text:line-break/>communi evacuationis rati<text:span text:style-name="Default_20_Paragraph_20_Font"><text:span text:style-name="T1">o</text:span></text:span>ne juvit. Videte igitur, quo-<text:line-break/>modo ego ex iis qui ita habent alterum vel sanguinis mis-<text:line-break/>sione vel quodam alio quod ventri ducendo est exhibito,<text:line-break/>similiter juvero.. Haec locutus , deinceps e duobus arquato<text:line-break/>laborantibus alteri venam f<text:span text:style-name="Default_20_Paragraph_20_Font"><text:span text:style-name="T1">o</text:span></text:span>cato, alteri ejusm<text:span text:style-name="Default_20_Paragraph_20_Font"><text:span text:style-name="T1">o</text:span></text:span>di qu<text:span text:style-name="Default_20_Paragraph_20_Font"><text:span text:style-name="T1">o</text:span></text:span>dam</text:p>
      <text:p text:style-name="P3">medicamento in alvum ciendam efficaci evacuato; quod uni-<text:line-break/>versi sane homines atram bilem vacuare , tu autem non<text:line-break/>vacuare, sed gene<text:span text:style-name="Default_20_Paragraph_20_Font"><text:span text:style-name="T1">r</text:span></text:span>are persuasum habes. Deinde si juveris<text:line-break/>ipsum , c<text:span text:style-name="Default_20_Paragraph_20_Font"><text:span text:style-name="T1">o</text:span></text:span>rpus reddens coloratum, quodcunque voles me<text:line-break/>pati tibi concedam,.sin autem nihil homini sueris opitula-<text:line-break/>tus, sed summam intuleris noxam , in optimum statum<text:line-break/>.restituit<text:span text:style-name="Default_20_Paragraph_20_Font"><text:span text:style-name="T1">o</text:span></text:span> et Hippoc<text:span text:style-name="Default_20_Paragraph_20_Font"><text:span text:style-name="T1">r</text:span></text:span>atis arsam imitato<text:span text:style-name="Default_20_Paragraph_20_Font"><text:span text:style-name="T1">r. </text:span></text:span>Verum de reteri-<text:line-break/>cis sat multa. Ad eos qui hydrope laborant digressus con-<text:line-break/>temptator rursus hunc quoque, an similite<text:span text:style-name="Default_20_Paragraph_20_Font"><text:span text:style-name="T1">r</text:span></text:span> ex venae lectione<text:line-break/>et medicamento aquam ducente afficiatur. Nisi enim osten-<text:line-break/>de<text:span text:style-name="Default_20_Paragraph_20_Font"><text:span text:style-name="T1">r</text:span></text:span>o aqu<text:span text:style-name="Default_20_Paragraph_20_Font"><text:span text:style-name="T1">o</text:span></text:span>sam superfluitatem in inferiore ventre contentam<text:line-break/>a medicamento evacuari, tunc vetus dogma damnare tibi<text:line-break/>licebit, quod docet non hujusmodi humorem generari, n<text:span text:style-name="Default_20_Paragraph_20_Font"><text:span text:style-name="T1">i<text:line-break/></text:span></text:span>tu dicis, fed a medicamento^ ex corpore attrahi.. Contra<text:line-break/>nos autem quod voles facile, si tamen medicamentum quod<text:line-break/>atrae bili aut flavae ducendae est dederis, non molem va-<text:line-break/>cuabis. Atque ita singula medicamenta proprium quendam<text:line-break/>humorem attrahunt. Tu si arbitraris omnes similiter im-</text:p>
      <text:p text:style-name="P3">mutari et vacuati<text:span text:style-name="Default_20_Paragraph_20_Font"><text:span text:style-name="T1">on</text:span></text:span>em esse communem , - non purgati<text:span text:style-name="Default_20_Paragraph_20_Font"><text:span text:style-name="T1">o</text:span></text:span>nem,<text:line-break/>id qu<text:span text:style-name="Default_20_Paragraph_20_Font"><text:span text:style-name="T1">o</text:span></text:span>d fit, integrum tibi est venam locare. Haec siquidem<text:line-break/>apud Indos aliquis agens scripta citaret, difficile esset eum<text:line-break/>reprehendere; qu<text:span text:style-name="Default_20_Paragraph_20_Font"><text:span text:style-name="T1">o</text:span></text:span>niam vero homo quotidie a nobis confpi-<text:line-break/>citur, praeterea ex operibus reprehensio adducitur, haud<text:line-break/>novi quomodo v<text:span text:style-name="Default_20_Paragraph_20_Font"><text:span text:style-name="T1">o</text:span></text:span>s non pudeat nugari. omitt<text:span text:style-name="Default_20_Paragraph_20_Font"><text:span text:style-name="T1">o</text:span></text:span> dicere<text:line-break/>quod multorum arquato laborantium corpus una biliosi hu-<text:line-break/>moris purgatione purum reddidi; id quod mille etiam testa-<text:line-break/>buntur. At si s<text:span text:style-name="Default_20_Paragraph_20_Font"><text:span text:style-name="T1">o</text:span></text:span>phistae impudentissimi fingant fe omnibus<text:line-break/>hominibus fidem non accommodare, rideant ipsi id quod fit<text:line-break/>opus, quomodocunque voluerint.</text:p>
      <text:h text:style-name="Heading_20_2" text:outline-level="2">Cap. III.</text:h>
      <text:p text:style-name="P7"><text:s/>At quid dico videant? quum jam saepius<text:line-break/>id ipsis ostenderim meminerimque cuiusdam , qui id genus<text:line-break/>nugacitatem aliquam celebrat. Dixit enim non unam quau-<text:line-break/>dam humorum speciem a singulis .medicamentis attrahi,<text:line-break/>verum absolute singulos ipsius trahere hirudinis modo ;<text:line-break/>attracti<text:span text:style-name="Default_20_Paragraph_20_Font"><text:span text:style-name="T1">o</text:span></text:span>nem vero id quod in humoribus tenuius est prius<text:line-break/>subsequi ; p<text:span text:style-name="Default_20_Paragraph_20_Font"><text:span text:style-name="T1">o</text:span></text:span>st illud id quod crassius est; deinde ita crassulis</text:p>
      <text:p text:style-name="P3">mum. Quorum itaque medicamentorum robur citius dis-<text:line-break/>folvitur, in aquosis vacuationem sistere; quorum autem<text:line-break/>diutius perdurat, flavam etiam bilem evacuare; quae valen-<text:line-break/>tissima inter haec existunt, atram quoque bilem attrahere.<text:line-break/>Statim igitur talis bene dicare congerronibus visus est, ac<text:line-break/>omnes ipsi acclamarunt, magnoque cursu relictis nobis dis-<text:line-break/>cessit, intelligens, opinor, certo, quodsi maneret,. repre-<text:line-break/>hensutn iri. Postridie quum librum quendam applauforibus<text:line-break/>ipsius exhiberemus , in quo tam fututa facinora reprehende- -<text:line-break/>rentur; dum is postea illis ipsis non similiter persuadebat,<text:line-break/>non habebant, quo proposita possent dissolvere. Haec enim<text:line-break/>in libello continebantur. Heri quidem disputationi te sub-<text:line-break/>traxisti , simile quid faciens pugili, qui corona arrepta ausu-<text:line-break/>gerit, antequam ce<text:span text:style-name="Default_20_Paragraph_20_Font"><text:span text:style-name="T1">r</text:span></text:span>taret. Hodie vero reprehensionem non<text:line-break/>effugies ; comitabitur enim te libellus hio in manus chorum<text:line-break/>circa te ducentium incidens. Neque enim minus ad illos<text:line-break/>quam ad te est sermo , qui nunquam sane antea audiverint<text:line-break/>te. in ullo prorsus eorum, quae in rerum natura furit, attia-</text:p>
      <text:p text:style-name="P3">ctionem esse c<text:span text:style-name="Default_20_Paragraph_20_Font"><text:span text:style-name="T1">o</text:span></text:span>ncede<text:span text:style-name="Default_20_Paragraph_20_Font"><text:span text:style-name="T1">n</text:span></text:span>tem. Heri autem audiverunt omnia<text:line-break/>communitur in venis contenta a medicamento attrahi censi-<text:line-break/>tentem. Aequum enim erat, ipsos non siclum admirari aut<text:line-break/>dictum plane efferre laudibus, sed expositionem eorum<text:line-break/>quae ah initio proposita erant expectare. Nam de urina-<text:line-break/>rutu sem<text:span text:style-name="Default_20_Paragraph_20_Font"><text:span text:style-name="T1">o</text:span></text:span>tione flavae bilis et atrae aliisque actionibus c<text:span text:style-name="Default_20_Paragraph_20_Font"><text:span text:style-name="T1">o</text:span></text:span>r-<text:line-break/>poris multas frequenter habetis <text:span text:style-name="Default_20_Paragraph_20_Font"><text:span text:style-name="T1">o</text:span></text:span>rationes, quiduis p<text:span text:style-name="Default_20_Paragraph_20_Font"><text:span text:style-name="T1">o</text:span></text:span>tius<text:line-break/>quam in unaquaque corp<text:span text:style-name="Default_20_Paragraph_20_Font"><text:span text:style-name="T1">o</text:span></text:span>ris parte familiarium sibi attra-<text:line-break/>ctionem, esse functi<text:span text:style-name="Default_20_Paragraph_20_Font"><text:span text:style-name="T1">o</text:span></text:span>nem quandam naturalem c<text:span text:style-name="Default_20_Paragraph_20_Font"><text:span text:style-name="T1">o</text:span></text:span>ncedentes;.<text:line-break/>nunc autem non solum attractionem esse admittentes , Ied<text:line-break/>etiam omnium simpliciter; quae multo maj<text:span text:style-name="Default_20_Paragraph_20_Font"><text:span text:style-name="T1">o</text:span></text:span>r est consessio<text:line-break/>quam si dicas familiarium. Etenim fient facultas . quaedam<text:line-break/>alienorum expultrix inest animalibus , ita familiarium uni;<text:line-break/>cuiqueorerum attractricem aliquam esse <text:span text:style-name="Default_20_Paragraph_20_Font"><text:span text:style-name="T1">o</text:span></text:span>mnibus hominibus<text:line-break/>consentaneum ridetur, qui nondum vestra sapientia sapiunt.<text:line-break/>At omnia aequaliter a quodam attrahi five qualitatibus fami-<text:line-break/>liaria, five maxime sint contraria, mirandam fatetur absurdi-<text:line-break/>talem; ita n<text:span text:style-name="Default_20_Paragraph_20_Font"><text:span text:style-name="T1">o</text:span></text:span>n solum attractione concessa, sini etiam multo</text:p>
      <text:p text:style-name="P2">deterius quam c<text:span text:style-name="Default_20_Paragraph_20_Font"><text:span text:style-name="T1">o</text:span></text:span>nveniebat non familiarium duntaxat, sed<text:line-break/>absolute omnium admissa, sic sime rideris mihi non magis<text:line-break/>dignus esse; qui a c<text:span text:style-name="Default_20_Paragraph_20_Font"><text:span text:style-name="T1">o</text:span></text:span>mmilitonibus tuis lauderis quam qui<text:line-break/>reprehendaris. Porro quod neque unquam medicamentis<text:line-break/>purgantibus u<text:span text:style-name="Default_20_Paragraph_20_Font"><text:span text:style-name="T1">t</text:span></text:span>us sis , fed imperitus ignarusve operum medi-<text:line-break/>cinalium , ego id quoque celeriter demonstrare p<text:span text:style-name="Default_20_Paragraph_20_Font"><text:span text:style-name="T1">o</text:span></text:span>sse vi-<text:line-break/>deur. Quae purgare solent bllem atram, statim ab initio<text:line-break/>atram vacuant. Disserunt autem inter <text:span text:style-name="Default_20_Paragraph_20_Font"><text:span text:style-name="T1">t</text:span></text:span>e vacuati<text:span text:style-name="Default_20_Paragraph_20_Font"><text:span text:style-name="T1">o</text:span></text:span>nes, quod<text:line-break/>liquidiora primum, deinde quae sequuntur semper magis<text:line-break/>.. crassiora sint. Id ipsum et pituitam et flavam bilem pur-</text:p>
      <text:p text:style-name="P1">gantibus inest. Etenim initio haec singula familiarem hu-<text:line-break/>morem trahunt, fed temporis spatio crassi<text:span text:style-name="Default_20_Paragraph_20_Font"><text:span text:style-name="T1">o</text:span></text:span>rem ; non tamen,<text:line-break/>ut tu arbitraris, aliquis prius totam pelvim scrof<text:span text:style-name="Default_20_Paragraph_20_Font"><text:span text:style-name="T1">a</text:span></text:span> eIcre-<text:line-break/>mento implevit, deinde aliam bile flava, pofleaaliam pituita,<text:line-break/>postremo ita atram inanit. Quo constat a medicamento,<text:line-break/>familiare attrahi, comitari autem ipsum aquosum quod<text:line-break/>redundat, id quod tibi etiam nunc videre licet, si nunquam<text:line-break/>antea videris, plurimum quidem aqu<text:span text:style-name="Default_20_Paragraph_20_Font"><text:span text:style-name="T1">o</text:span></text:span>sum et bili<text:span text:style-name="Default_20_Paragraph_20_Font"><text:span text:style-name="T1">o</text:span></text:span>sum ex</text:p>
      <text:p text:style-name="P3">hujusmodi medicament<text:span text:style-name="Default_20_Paragraph_20_Font"><text:span text:style-name="T1">o</text:span></text:span>rum usu homines evacuare, pau-<text:line-break/>cissimam autem universam vacuationem ex iis , quae atram<text:line-break/>ducu<text:span text:style-name="Default_20_Paragraph_20_Font"><text:span text:style-name="T1">n</text:span></text:span>t, ipsis fieri. Conveniebat autem semper plurimum<text:line-break/>sane totum ex his, quae atram bilem pungunt, fecundum<text:line-break/>tuum institutum evacuari; paucissimum vero ex iis, quae<text:line-break/>aquosa biliofaque moventi Etenim pro medicamentorum<text:line-break/>imbecillitate .et robore ratio tua speciem eorum quae eva-<text:line-break/>euantur discernit, ut i<text:span text:style-name="Default_20_Paragraph_20_Font"><text:span text:style-name="T1">n</text:span></text:span> iis quae atram bilem educunt. Quia<text:line-break/>vero rob<text:span text:style-name="Default_20_Paragraph_20_Font"><text:span text:style-name="T1">o</text:span></text:span>re haec ab aliis educentibus differunt, permulta<text:line-break/>erit evacuatio; primo sane totiusaquosi excrementi, deinde<text:line-break/>biliosi, mox pituitosi, dein ipsius atrae bilis. At in blan-<text:line-break/>dis ve<text:span text:style-name="Default_20_Paragraph_20_Font"><text:span text:style-name="T1">n</text:span></text:span>trem ducentibus <text:span text:style-name="Default_20_Paragraph_20_Font"><text:span text:style-name="T1">medicamenti</text:span></text:span>s sula ipfa aquosa eva-t<text:line-break/>cuabuntur, fed nullum horum fieri apparet. Quare haec<text:line-break/>apparentia rationem tuam subvertunt. Aequum vero est<text:line-break/>respondere te, cur quum. crassiora semper post tenuiora<text:line-break/>evacuentur, atra bilis prior sanguine trahitur, etsi veluti<text:line-break/>limus quidam sanguinis existat, veluti in vinis faex.</text:p>
      <text:h text:style-name="P6" text:outline-level="2">Cap.tIU </text:h>
      <text:p text:style-name="P7">F<text:span text:style-name="Default_20_Paragraph_20_Font"><text:span text:style-name="T1">o</text:span></text:span>rium igitur rogabis, an aliqu<text:span text:style-name="Default_20_Paragraph_20_Font"><text:span text:style-name="T1">o</text:span></text:span>d sit me .<text:line-break/>dicameutum, quod statim ab initio sanguinem ducat? Est,<text:line-break/>o praestantissime; verum nullus e<text:span text:style-name="Default_20_Paragraph_20_Font"><text:span text:style-name="T1">o</text:span></text:span> ditetur. Fortassis dices,.<text:line-break/>Quid ita? Quoniam hoc jugulare esset hominem, non pur-<text:line-break/>gare; etenim purgantia ob hoc ipfum ab omnibus nominan-<text:line-break/>tur purgantia, quod sanguinem a c<text:span text:style-name="Default_20_Paragraph_20_Font"><text:span text:style-name="T1">o</text:span></text:span>mmemoratis excremen-<text:line-break/>fis purum reddant. Non tamen adeo quis sapiens est medi-<text:line-break/>ens, ut totum quidem sanguinem velit evacuare; alios autem<text:line-break/>hum<text:span text:style-name="Default_20_Paragraph_20_Font"><text:span text:style-name="T1">o</text:span></text:span>res in corpore relinquere; unde inter delatoria id<text:line-break/>genus omnia annumerant, quae sanguinis vacuationem per<text:line-break/>venas ventris et intestinorum moliuntur. Sed neque haec<text:line-break/>fecundum tuam hypothesin sanguinem evacuare ab initio<text:line-break/>oportebat. Nomina hujusmodi medicamentorum , neque si<text:line-break/>cert<text:span text:style-name="Default_20_Paragraph_20_Font"><text:span text:style-name="T1">o</text:span></text:span> scirem , . in libris vellem indicare ; sed illud solum<text:line-break/>tutum .est dicere, quid mihi cum apud Thraces Bithynos<text:line-break/>essem puero adhuc acciderit. Invenit aliquis homo her-<text:line-break/>bam ejusmodi,- ut qui eam assumeret excerneret sanguis<text:line-break/>nem atque ita periret, Quum igitur multi simili modo</text:p>
      <text:p text:style-name="P3">interirent, inquirendum diligentius id quod fieret c<text:span text:style-name="Default_20_Paragraph_20_Font"><text:span text:style-name="T1">o</text:span></text:span>nsite-<text:line-break/>runt inveneruutque veneficum, dttxeruntque ad populi prae-<text:line-break/>sectum, Qui ubi studeret non s<text:span text:style-name="Default_20_Paragraph_20_Font"><text:span text:style-name="T1">o</text:span></text:span>lum ipsum h<text:span text:style-name="Default_20_Paragraph_20_Font"><text:span text:style-name="T1">o</text:span></text:span>minem occi-<text:line-break/>dere, sed etiam liquis alius .vel d<text:span text:style-name="Default_20_Paragraph_20_Font"><text:span text:style-name="T1">o</text:span></text:span>cuisset vel ab eo didi-<text:line-break/>risset, ille sane dixit a null<text:span text:style-name="Default_20_Paragraph_20_Font"><text:span text:style-name="T1">o</text:span></text:span> fe herbam didicisse, verum<text:line-break/>jecnr quandoque porcinum in suburbium qu<text:span text:style-name="Default_20_Paragraph_20_Font"><text:span text:style-name="T1">o</text:span></text:span>ddam deferens<text:line-break/>coagulato ventre ipsimi he<text:span text:style-name="Default_20_Paragraph_20_Font"><text:span text:style-name="T1">r</text:span></text:span>bae superposuisse ; deinde cum-<text:line-break/>rurfus attolleret , sanies cruentas ex t<text:span text:style-name="Default_20_Paragraph_20_Font"><text:span text:style-name="T1">o</text:span></text:span>to hepate ad herbam<text:line-break/>diffluentes conspexisse, inde sumta coniectura verisimile<text:line-break/>esse herbam sanguinem attrahere , dedisse alicui eorum ho-<text:line-break/>minum in qu<text:span text:style-name="Default_20_Paragraph_20_Font"><text:span text:style-name="T1">o</text:span></text:span>s inciderat experimenti gratia; postquam vero<text:line-break/>quod speravit invenisset, perperam in posterum usum esse.<text:line-break/>Quin nec sie indicasse alicui mortalium herbam affirmavit.<text:line-break/>Haec dixit veneficus ille diutissime inquisitus. At populi<text:line-break/>pruefes qu<text:span text:style-name="Default_20_Paragraph_20_Font"><text:span text:style-name="T1">o</text:span></text:span>niam ex. narrati<text:span text:style-name="Default_20_Paragraph_20_Font"><text:span text:style-name="T1">o</text:span></text:span>ne, quam de herba ferit, mul-<text:line-break/>tam ubique nasci dixit, oculis <text:span text:style-name="Default_20_Paragraph_20_Font"><text:span text:style-name="T1">o</text:span></text:span>btectis neci traducendum<text:line-break/>jussit, ne alicui interea offenderet. Quapropter, vir optime,<text:line-break/>multa sime veri simile est, ejusmodi facultate praedita me-</text:p>
      <text:p text:style-name="P3">dicamenta inveniri; quae statim ab initio. sanguinem trahe-<text:line-break/>rent; verum ea subticeri ratio est, quemadmodum alia<text:line-break/>deleteria ab. omnibus qui mentem. habent supprimuntur.<text:line-break/>Fuerunt enim nonnulli, qui .jam etiam de horum disciplina<text:line-break/>portentosam quandam communionem indicarunt, fcripfernnt-<text:line-break/>que cujusque deleterii praeparationem ; fied non ex iis qui<text:line-break/>mentem habeat tales existunt, sicut neque .vossupitis, si nos.<text:line-break/>interrogetis, quae medicamenta sanguinem ducant. Rufius<text:line-break/>igitur sermonem ad id, quod ab initio institutum. est reduca-.<text:line-break/>mus. Qui omnes ex aequo humores attrahi dicit; feti<text:line-break/>maxime. .flexiles primos, mox alios excerni, grata. mihi<text:line-break/>prodit ; dum attractricem .facultatem in rerum substantia esse<text:line-break/>confitetur; pro qua chorus ipsius impudenter de bilis et<text:line-break/>urinae fecretione; distributione, aliorumque ejusmodi ab-<text:line-break/>forda dicere sustinet p . praeterea apparentibus . contraria<text:line-break/>statuit , quemadmodum supra indicabimus. Si enim vera<text:line-break/>haec hypothesis; copiosissima- sane universa evacuatio ex<text:line-break/>his ,. quae - atram bilem ducunt, paucissima vero .in his quae.</text:p>
      <text:p text:style-name="P3">ser<text:span text:style-name="Default_20_Paragraph_20_Font"><text:span text:style-name="T1">ot</text:span></text:span>a excrementa purgant erit. Atqui indicabo tibi millies,<text:line-break/>si voles , o. sophista , vel nunc saltem artis opera con tem-<text:line-break/>piari, vacuationem sane copiosissimam medicamenta aquam<text:line-break/>ducentia comitari, ea quae atram bilem purgant paucis-<text:line-break/>sima; ostendam autem et per initia statim atram illam<text:line-break/>evacuari.</text:p>
      <text:h text:style-name="Heading_20_2" text:outline-level="2">Cap. Vt </text:h>
      <text:p text:style-name="P7">Qui igitur omnes ex aequo humores attrahi<text:line-break/>pro<text:span text:style-name="Default_20_Paragraph_20_Font"><text:span text:style-name="T1">n</text:span></text:span>untiat, adeo stupidus- imperitusque est, qui alterari, niti<text:line-break/>deat rursus quam nihil ipso auctore intersit, fanguinemne .<text:line-break/>mittas, an medicamento, quod bilem ducit, arquato laborans<text:line-break/>tem purges. Eodem modo idem par et aequale est ex<text:line-break/>hydropico venam. secare et medicamento quodam aquam<text:line-break/>ducente eum evacuare. Deinde non indecora haec l Picris<text:line-break/>que medicos sibi invicem contradicere audientes meritu<text:line-break/>derident damnantque omnes sermonem; atque eos, qui ali-<text:line-break/>quid quomodocunque eloquuntur, nominant logiatros.<text:line-break/>Quod enim dicere semper consuevi, id nunc quoque occasio-<text:line-break/>nem habet, nempe quemlibet idiotam hujusmodi sophist<text:span text:style-name="Default_20_Paragraph_20_Font"><text:span text:style-name="T1">a.</text:span></text:span></text:p>
      <text:p text:style-name="P3">esse praesta<text:span text:style-name="Default_20_Paragraph_20_Font"><text:span text:style-name="T1">n</text:span></text:span>tiorem: sii enim nihil aliud, certe naturales<text:line-break/>notiones sophistae conservant, quum sophistae has- quoque<text:line-break/>ex prava consuetudine perdiderint. Ecce enim idiota quis l<text:line-break/>piam non mentis inops, exortis sibi derepente in plerisque<text:line-break/>partibus pustulis, tum ulcerosis tum discoloribus; venit ad<text:line-break/>medicum , cupiens quam celerrime purgari. Quum autem<text:line-break/>ille sanguinem detrahere p<text:span text:style-name="Default_20_Paragraph_20_Font"><text:span text:style-name="T1">o</text:span></text:span>tius ipsi praecipiat; an insanis ?<text:line-break/>inquit , nam una cum - vitiato bonum ac benignum evacuari<text:line-break/>consentaneum est. Atqui omnia potius quam Hippocrati.<text:line-break/>cum sermonem verum esse volunt , communes notiones prae<text:line-break/>contendendi studio perdunt; acdeindenos insiliunt tanquam<text:line-break/>discerpturi; in ipsis autem operibus reprehendi oderunt,<text:line-break/>quanquam aequum sit, ut nos illos incusantes quod Hippo-<text:line-break/>cratern ignorent. t<text:span text:style-name="Default_20_Paragraph_20_Font"><text:span text:style-name="T1">o</text:span></text:span>leramus, persuadere aggredimur, ile<text:line-break/>etiam ipsus sustinere reprehensiones, ac maxime fi fieri<text:line-break/>possit, doceutesadamare-; sinminus, certe .nun omnin<text:span text:style-name="Default_20_Paragraph_20_Font"><text:span text:style-name="T1">o</text:span></text:span> odisse.<text:line-break/>Nuper enim quum aliquis ex hujusmodi attonitis medicis<text:line-break/>audivisset , me c<text:span text:style-name="Default_20_Paragraph_20_Font"><text:span text:style-name="T1">o</text:span></text:span>mplures qui alopecia. laborarunt una pur-</text:p>
      <text:p text:style-name="P3">gastone curasse, inde me odio .coepit proloqui. Jam alius<text:line-break/>quidam , . quod cancrofas assectiones. incipientes et elephantes<text:line-break/>dictos , phagedaenas aliaque malta maligna ulce<text:span text:style-name="Default_20_Paragraph_20_Font"><text:span text:style-name="T1">r</text:span></text:span>a similiter.<text:line-break/>odio habuit, .. Alius autem quod tenebricosa vertigine labo<text:span text:style-name="Default_20_Paragraph_20_Font"><text:span text:style-name="T1">r<text:line-break/></text:span></text:span>nantes folis purgationibus persimassem ; alius quod mania<text:line-break/>correptos, epilepticos, melancholicos, praeterea cephalaea<text:line-break/>labo<text:span text:style-name="Default_20_Paragraph_20_Font"><text:span text:style-name="T1">r</text:span></text:span>antes non paucos solis pu<text:span text:style-name="Default_20_Paragraph_20_Font"><text:span text:style-name="T1">r</text:span></text:span>gationibus medicatus sim,<text:line-break/>sicut et ischiadicos, pari modo dolores diuturnos multis<text:line-break/>locis disperfos. Item ex .his culicum nuper, quum tribus<text:line-break/>jam menfibus.medici illum curarent et res in deterius- ver-<text:line-break/>geret, omnia illa abjicere iubens felis purgationibus curavi.<text:line-break/>Item fluxum muliebrem non ignobilis . cuiusdam Romanae<text:line-break/>mulieris, <text:span text:style-name="Default_20_Paragraph_20_Font"><text:span text:style-name="T1">t</text:span></text:span>olis purgationibus curavi; sicut et aliarum. mul-<text:line-break/>tarum obscuriorum , tum. eundem hunc affectum tum alios<text:line-break/>quosdam in utero consistentes. Quid opus est dicere , eri-<text:line-break/>fypelatum nullum esse praesentius remedium, quam medi-<text:line-break/>camentum bilem educens, sicut maxime ipsis contrarium<text:line-break/>quod pituitam movet? Dies me deficeret, si alia miranda</text:p>
      <text:p text:style-name="P3">opera quae purgationes comitantur vellem recensere, quae<text:line-break/>ignorare verisimile est illos, qui nunquam circa purgantia<text:line-break/>medicamenta artem didicerunt. Ubi enim ne esse quidem<text:line-break/>prorfus aliquod medicamentum arbitrantur, an in quibus<text:line-break/>aut quomodo utendum sit scient? Propter hanc caulam<text:line-break/>alii nuda sulaque experientra-ducti affectibus medentur. Sa-<text:line-break/>pla<text:span text:style-name="Default_20_Paragraph_20_Font"><text:span text:style-name="T1">n</text:span></text:span>tes autem Iti etiam ratione, non quod aliquid per expe-<text:line-break/>rientiam inventis adlicere, fed etiam hunc fuhvertere<text:line-break/>conentur, multo deterius medicantur -quam qui simplici<text:line-break/>foloque usu citra rationem nituntur; quorum om<text:span text:style-name="Default_20_Paragraph_20_Font"><text:span text:style-name="T1">n</text:span></text:span>ium origo<text:line-break/>et fons unus est odium quod adversus Hippocratem conce-<text:line-break/>perunt.- unde cum alia multa, tum haec ipsa .praesens.<text:line-break/>consideratio dedttractrice facultate emanavit, cujus pars aut<text:line-break/>species aut quomodocunque appellare lubet, purgantium<text:line-break/>medicamentorum facultas existi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1</dc:title>
    <dc:subject/>
    <meta:initial-creator>Galien</meta:initial-creator>
    <meta:creation-date>2023-01-13T10:28:00Z</meta:creation-date>
    <dc:date>2023-01-13T11:30:33.839000000</dc:date>
    <meta:editing-cycles>3</meta:editing-cycles>
    <meta:editing-duration>PT2M15S</meta:editing-duration>
    <meta:document-statistic meta:table-count="0" meta:image-count="0" meta:object-count="0" meta:page-count="20" meta:paragraph-count="31" meta:word-count="2830" meta:character-count="19714" meta:non-whitespace-character-count="16910"/>
    <meta:template xlink:type="simple" xlink:actuate="onRequest" xlink:title="" xlink:href="Normal.dotm"/>
  </office:meta>
</office:document-meta>
</file>